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automatic-styles>
    <style:style style:name="section_01" style:master-page-name="master_01" style:family="paragraph">
      <style:paragraph-properties fo:line-height="0.5pt" fo:margin-top="0cm" fo:margin-bottom="0cm" fo:padding-top="0cm" fo:padding-bottom="0cm"/>
      <style:text-properties text:display="none" fo:font-size="0.5pt"/>
    </style:style>
    <style:style style:name="s6631ab2c6-style_2" style:family="table" style:master-page-name="master_01">
      <style:table-properties table:border-model="collapsing" fo:break-before="page" table:align="left"/>
    </style:style>
    <style:style style:name="s6631ab2c6-style_4" style:family="table-row"/>
    <style:style style:name="s6631ab2c6-style_5" style:family="table-cell"/>
    <style:style style:name="s6631ab2c6-style_6" style:family="paragraph">
      <style:paragraph-properties fo:padding-bottom="0pt" fo:padding-left="0pt" fo:padding-right="0pt" fo:padding-top="0pt" fo:text-align="center"/>
      <style:text-properties fo:font-family="'Arial'" fo:font-size="18pt" fo:font-weight="bold"/>
    </style:style>
    <style:style style:name="s6631ab2c6-style_7" style:family="text"/>
    <style:style style:name="s6631ab2c6-style_8" style:family="table">
      <style:table-properties table:border-model="collapsing" table:align="left"/>
    </style:style>
    <style:style style:name="s6631ab2c6-style_10" style:family="table-row"/>
    <style:style style:name="s6631ab2c6-style_1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6631ab2c6-style_12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6631ab2c6-style_13" style:family="text"/>
    <style:style style:name="s6631ab2c6-style_14" style:family="table-row"/>
    <style:style style:name="s6631ab2c6-style_15" style:family="table-cell">
      <style:table-cell-properties fo:border-top="0.75pt solid #000000" fo:border-right="0.75pt solid #000000" fo:border-bottom="0.75pt solid #000000" fo:border-left="0.75pt solid #000000"/>
    </style:style>
    <style:style style:name="s6631ab2c6-style_16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6631ab2c6-style_17" style:family="text"/>
    <style:style style:name="s6631ab2c6-style_18" style:family="table">
      <style:table-properties table:border-model="collapsing" table:align="left"/>
    </style:style>
    <style:style style:name="s6631ab2c6-style_20" style:family="table-row"/>
    <style:style style:name="s6631ab2c6-style_2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6631ab2c6-style_22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6631ab2c6-style_23" style:family="text"/>
    <style:style style:name="s6631ab2c6-style_24" style:family="table-row"/>
    <style:style style:name="s6631ab2c6-style_25" style:family="table-cell">
      <style:table-cell-properties fo:border-top="0.75pt solid #000000" fo:border-right="0.75pt solid #000000" fo:border-bottom="0.75pt solid #000000" fo:border-left="0.75pt solid #000000"/>
    </style:style>
    <style:style style:name="s6631ab2c6-style_26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6631ab2c6-style_27" style:family="text"/>
    <style:style style:name="s6631ab2c6-style_28" style:family="table">
      <style:table-properties table:border-model="collapsing" table:align="left"/>
    </style:style>
    <style:style style:name="s6631ab2c6-style_30" style:family="table-row"/>
    <style:style style:name="s6631ab2c6-style_3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6631ab2c6-style_32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6631ab2c6-style_33" style:family="text"/>
    <style:style style:name="s6631ab2c6-style_34" style:family="table-row"/>
    <style:style style:name="s6631ab2c6-style_35" style:family="table-cell">
      <style:table-cell-properties fo:border-top="0.75pt solid #000000" fo:border-right="0.75pt solid #000000" fo:border-bottom="0.75pt solid #000000" fo:border-left="0.75pt solid #000000"/>
    </style:style>
    <style:style style:name="s6631ab2c6-style_36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6631ab2c6-style_37" style:family="text"/>
    <style:style style:name="s6631ab2c6-style_38" style:family="table">
      <style:table-properties table:border-model="collapsing" table:align="left"/>
    </style:style>
    <style:style style:name="s6631ab2c6-style_40" style:family="table-row"/>
    <style:style style:name="s6631ab2c6-style_4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6631ab2c6-style_42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6631ab2c6-style_43" style:family="text"/>
    <style:style style:name="s6631ab2c6-style_44" style:family="table-row"/>
    <style:style style:name="s6631ab2c6-style_45" style:family="table-cell">
      <style:table-cell-properties fo:border-top="0.75pt solid #000000" fo:border-right="0.75pt solid #000000" fo:border-bottom="0.75pt solid #000000" fo:border-left="0.75pt solid #000000"/>
    </style:style>
    <style:style style:name="s6631ab2c6-style_46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6631ab2c6-style_47" style:family="text"/>
    <style:style style:name="s6631ab2c6-style_48" style:family="table">
      <style:table-properties table:border-model="collapsing" table:align="left"/>
    </style:style>
    <style:style style:name="s6631ab2c6-style_50" style:family="table-row"/>
    <style:style style:name="s6631ab2c6-style_5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6631ab2c6-style_52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6631ab2c6-style_53" style:family="text"/>
    <style:style style:name="s6631ab2c6-style_54" style:family="table-row"/>
    <style:style style:name="s6631ab2c6-style_55" style:family="table-cell">
      <style:table-cell-properties fo:border-top="0.75pt solid #000000" fo:border-right="0.75pt solid #000000" fo:border-bottom="0.75pt solid #000000" fo:border-left="0.75pt solid #000000"/>
    </style:style>
    <style:style style:name="s6631ab2c6-style_56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6631ab2c6-style_57" style:family="text"/>
    <style:style style:name="s6631ab2c6-style_58" style:family="paragraph">
      <style:paragraph-properties fo:padding-bottom="0pt" fo:padding-left="0pt" fo:padding-right="0pt" fo:padding-top="0pt" fo:break-before="page"/>
    </style:style>
    <style:style style:name="s6631ab2c6-style_59" style:family="text">
      <style:text-properties fo:font-family="'Arial'" fo:font-size="13.5pt" style:text-underline-type="single"/>
    </style:style>
    <style:style style:name="s6631ab2c6-style_60" style:family="table">
      <style:table-properties table:border-model="collapsing" table:align="left"/>
    </style:style>
    <style:style style:name="s6631ab2c6-style_62" style:family="table-row"/>
    <style:style style:name="s6631ab2c6-style_63" style:family="table-cell"/>
    <style:style style:name="s6631ab2c6-style_64" style:family="paragraph">
      <style:paragraph-properties fo:padding-bottom="0pt" fo:padding-left="0pt" fo:padding-right="0pt" fo:padding-top="0pt"/>
    </style:style>
    <style:style style:name="s6631ab2c6-style_65" style:family="text"/>
    <style:style style:name="s6631ab2c6-style_66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6631ab2c6-style_6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6631ab2c6-style_68" style:family="text"/>
    <style:style style:name="s6631ab2c6-style_69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6631ab2c6-style_7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6631ab2c6-style_71" style:family="text"/>
    <style:style style:name="s6631ab2c6-style_72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6631ab2c6-style_7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6631ab2c6-style_74" style:family="text"/>
    <style:style style:name="s6631ab2c6-style_75" style:family="table-row"/>
    <style:style style:name="s6631ab2c6-style_76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6631ab2c6-style_7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6631ab2c6-style_78" style:family="text"/>
    <style:style style:name="s6631ab2c6-style_79" style:family="table-cell">
      <style:table-cell-properties fo:border-top="0.75pt solid #000000" fo:border-right="0.75pt solid #000000" fo:border-bottom="0.75pt solid #000000" fo:border-left="0.75pt solid #000000"/>
    </style:style>
    <style:style style:name="s6631ab2c6-style_8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6631ab2c6-style_81" style:family="text"/>
    <style:style style:name="s6631ab2c6-style_82" style:family="table-cell">
      <style:table-cell-properties fo:border-top="0.75pt solid #000000" fo:border-right="0.75pt solid #000000" fo:border-bottom="0.75pt solid #000000" fo:border-left="0.75pt solid #000000"/>
    </style:style>
    <style:style style:name="s6631ab2c6-style_8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6631ab2c6-style_84" style:family="text"/>
    <style:style style:name="s6631ab2c6-style_85" style:family="table-cell">
      <style:table-cell-properties fo:border-top="0.75pt solid #000000" fo:border-right="0.75pt solid #000000" fo:border-bottom="0.75pt solid #000000" fo:border-left="0.75pt solid #000000"/>
    </style:style>
    <style:style style:name="s6631ab2c6-style_8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6631ab2c6-style_87" style:family="text"/>
    <style:style style:name="s6631ab2c6-style_88" style:family="table-row"/>
    <style:style style:name="s6631ab2c6-style_89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6631ab2c6-style_9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6631ab2c6-style_91" style:family="text"/>
    <style:style style:name="s6631ab2c6-style_92" style:family="table-cell">
      <style:table-cell-properties fo:border-top="0.75pt solid #000000" fo:border-right="0.75pt solid #000000" fo:border-bottom="0.75pt solid #000000" fo:border-left="0.75pt solid #000000"/>
    </style:style>
    <style:style style:name="s6631ab2c6-style_9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6631ab2c6-style_94" style:family="text"/>
    <style:style style:name="s6631ab2c6-style_95" style:family="table-cell">
      <style:table-cell-properties fo:border-top="0.75pt solid #000000" fo:border-right="0.75pt solid #000000" fo:border-bottom="0.75pt solid #000000" fo:border-left="0.75pt solid #000000"/>
    </style:style>
    <style:style style:name="s6631ab2c6-style_9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6631ab2c6-style_97" style:family="text"/>
    <style:style style:name="s6631ab2c6-style_98" style:family="table-cell">
      <style:table-cell-properties fo:border-top="0.75pt solid #000000" fo:border-right="0.75pt solid #000000" fo:border-bottom="0.75pt solid #000000" fo:border-left="0.75pt solid #000000"/>
    </style:style>
    <style:style style:name="s6631ab2c6-style_9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6631ab2c6-style_100" style:family="text"/>
    <style:style style:name="s6631ab2c6-style_101" style:family="table-row"/>
    <style:style style:name="s6631ab2c6-style_102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6631ab2c6-style_10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6631ab2c6-style_104" style:family="text"/>
    <style:style style:name="s6631ab2c6-style_105" style:family="table-cell">
      <style:table-cell-properties fo:border-top="0.75pt solid #000000" fo:border-right="0.75pt solid #000000" fo:border-bottom="0.75pt solid #000000" fo:border-left="0.75pt solid #000000"/>
    </style:style>
    <style:style style:name="s6631ab2c6-style_10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6631ab2c6-style_107" style:family="text"/>
    <style:style style:name="s6631ab2c6-style_108" style:family="table-cell">
      <style:table-cell-properties fo:border-top="0.75pt solid #000000" fo:border-right="0.75pt solid #000000" fo:border-bottom="0.75pt solid #000000" fo:border-left="0.75pt solid #000000"/>
    </style:style>
    <style:style style:name="s6631ab2c6-style_10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6631ab2c6-style_110" style:family="text"/>
    <style:style style:name="s6631ab2c6-style_111" style:family="table-cell">
      <style:table-cell-properties fo:border-top="0.75pt solid #000000" fo:border-right="0.75pt solid #000000" fo:border-bottom="0.75pt solid #000000" fo:border-left="0.75pt solid #000000"/>
    </style:style>
    <style:style style:name="s6631ab2c6-style_11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6631ab2c6-style_113" style:family="text"/>
    <style:style style:name="s6631ab2c6-style_114" style:family="table-row"/>
    <style:style style:name="s6631ab2c6-style_11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6631ab2c6-style_11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6631ab2c6-style_117" style:family="text"/>
    <style:style style:name="s6631ab2c6-style_118" style:family="table-cell">
      <style:table-cell-properties fo:border-top="0.75pt solid #000000" fo:border-right="0.75pt solid #000000" fo:border-bottom="0.75pt solid #000000" fo:border-left="0.75pt solid #000000"/>
    </style:style>
    <style:style style:name="s6631ab2c6-style_119" style:family="table-cell">
      <style:table-cell-properties fo:border-top="0.75pt solid #000000" fo:border-right="0.75pt solid #000000" fo:border-bottom="0.75pt solid #000000" fo:border-left="0.75pt solid #000000"/>
    </style:style>
    <style:style style:name="s6631ab2c6-style_120" style:family="table-cell">
      <style:table-cell-properties fo:border-top="0.75pt solid #000000" fo:border-right="0.75pt solid #000000" fo:border-bottom="0.75pt solid #000000" fo:border-left="0.75pt solid #000000"/>
    </style:style>
    <style:style style:name="s6631ab2c6-style_121" style:family="table">
      <style:table-properties table:border-model="collapsing" table:align="left"/>
    </style:style>
    <style:style style:name="s6631ab2c6-style_123" style:family="table-row"/>
    <style:style style:name="s6631ab2c6-style_12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6631ab2c6-style_125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9pt" fo:font-weight="bold"/>
    </style:style>
    <style:style style:name="s6631ab2c6-style_126" style:family="text"/>
    <style:style style:name="s6631ab2c6-style_127" style:family="table-row"/>
    <style:style style:name="s6631ab2c6-style_12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6631ab2c6-style_12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6631ab2c6-style_130" style:family="text"/>
    <style:style style:name="s6631ab2c6-style_13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6631ab2c6-style_13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6631ab2c6-style_133" style:family="text"/>
    <style:style style:name="s6631ab2c6-style_13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6631ab2c6-style_13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6631ab2c6-style_136" style:family="text"/>
    <style:style style:name="s6631ab2c6-style_137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6631ab2c6-style_13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6631ab2c6-style_139" style:family="text"/>
    <style:style style:name="s6631ab2c6-style_140" style:family="paragraph">
      <style:paragraph-properties fo:padding-bottom="0pt" fo:padding-left="0pt" fo:padding-right="0pt" fo:padding-top="0pt" fo:break-before="page"/>
    </style:style>
    <style:style style:name="s6631ab2c6-style_141" style:family="text">
      <style:text-properties fo:font-family="'Arial'" fo:font-size="13.5pt" style:text-underline-type="single"/>
    </style:style>
    <style:style style:name="s6631ab2c6-style_142" style:family="table">
      <style:table-properties table:border-model="collapsing" table:align="left"/>
    </style:style>
    <style:style style:name="s6631ab2c6-style_144" style:family="table-row"/>
    <style:style style:name="s6631ab2c6-style_14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6631ab2c6-style_14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6631ab2c6-style_147" style:family="text"/>
    <style:style style:name="s6631ab2c6-style_148" style:family="table-row"/>
    <style:style style:name="s6631ab2c6-style_149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6631ab2c6-style_15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6631ab2c6-style_151" style:family="text"/>
    <style:style style:name="s6631ab2c6-style_152" style:family="table-row"/>
    <style:style style:name="s6631ab2c6-style_153" style:family="table-cell">
      <style:table-cell-properties fo:border-top="0.75pt solid #000000" fo:border-right="0.75pt solid #000000" fo:border-bottom="0.75pt solid #000000" fo:border-left="0.75pt solid #000000"/>
    </style:style>
    <style:style style:name="s6631ab2c6-style_15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6631ab2c6-style_155" style:family="text"/>
    <style:style style:name="s6631ab2c6-style_156" style:family="table-cell">
      <style:table-cell-properties fo:border-top="0.75pt solid #000000" fo:border-right="0.75pt solid #000000" fo:border-bottom="0.75pt solid #000000" fo:border-left="0.75pt solid #000000"/>
    </style:style>
    <style:style style:name="s6631ab2c6-style_15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6631ab2c6-style_158" style:family="text"/>
    <style:style style:name="s6631ab2c6-style_159" style:family="table-cell">
      <style:table-cell-properties fo:border-top="0.75pt solid #000000" fo:border-right="0.75pt solid #000000" fo:border-bottom="0.75pt solid #000000" fo:border-left="0.75pt solid #000000"/>
    </style:style>
    <style:style style:name="s6631ab2c6-style_16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6631ab2c6-style_161" style:family="text"/>
    <style:style style:name="s6631ab2c6-style_162" style:family="table-row"/>
    <style:style style:name="s6631ab2c6-style_163" style:family="table-cell">
      <style:table-cell-properties fo:border-top="0.75pt solid #000000" fo:border-right="0.75pt solid #000000" fo:border-bottom="0.75pt solid #000000" fo:border-left="0.75pt solid #000000"/>
    </style:style>
    <style:style style:name="s6631ab2c6-style_16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6631ab2c6-style_165" style:family="text"/>
    <style:style style:name="s6631ab2c6-style_166" style:family="table-cell">
      <style:table-cell-properties fo:border-top="0.75pt solid #000000" fo:border-right="0.75pt solid #000000" fo:border-bottom="0.75pt solid #000000" fo:border-left="0.75pt solid #000000"/>
    </style:style>
    <style:style style:name="s6631ab2c6-style_16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6631ab2c6-style_168" style:family="text"/>
    <style:style style:name="s6631ab2c6-style_169" style:family="table-cell">
      <style:table-cell-properties fo:border-top="0.75pt solid #000000" fo:border-right="0.75pt solid #000000" fo:border-bottom="0.75pt solid #000000" fo:border-left="0.75pt solid #000000"/>
    </style:style>
    <style:style style:name="s6631ab2c6-style_17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6631ab2c6-style_171" style:family="text"/>
    <style:style style:name="s6631ab2c6-style_172" style:family="table-row"/>
    <style:style style:name="s6631ab2c6-style_173" style:family="table-cell"/>
    <style:style style:name="s6631ab2c6-style_17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6631ab2c6-style_17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6631ab2c6-style_176" style:family="text"/>
    <style:style style:name="s6631ab2c6-style_177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6631ab2c6-style_17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6631ab2c6-style_179" style:family="text"/>
    <style:style style:name="s6631ab2c6-style_180" style:family="paragraph">
      <style:paragraph-properties fo:padding-bottom="0pt" fo:padding-left="0pt" fo:padding-right="0pt" fo:padding-top="0pt"/>
    </style:style>
    <style:style style:name="s6631ab2c6-style_181" style:family="text">
      <style:text-properties fo:font-family="'Arial'" fo:font-size="13.5pt" style:text-underline-type="single"/>
    </style:style>
    <style:style style:name="s6631ab2c6-style_182" style:family="paragraph">
      <style:paragraph-properties fo:padding-bottom="0pt" fo:padding-left="0pt" fo:padding-right="0pt" fo:padding-top="0pt"/>
    </style:style>
    <style:style style:name="s6631ab2c6-style_183" style:family="text"/>
    <style:style style:name="s6631ab2c6-style_184" style:family="table">
      <style:table-properties table:border-model="collapsing" table:align="left"/>
    </style:style>
    <style:style style:name="s6631ab2c6-style_186" style:family="table-row"/>
    <style:style style:name="s6631ab2c6-style_187" style:family="table-cell">
      <style:table-cell-properties style:vertical-align="middle"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6631ab2c6-style_188" style:family="paragraph">
      <style:paragraph-properties fo:padding-bottom="0pt" fo:padding-left="0pt" fo:padding-right="0pt" fo:padding-top="0pt"/>
    </style:style>
    <style:style style:name="s6631ab2c6-style_189" style:family="text">
      <style:text-properties fo:font-family="'Arial'" fo:font-size="10.5pt" fo:font-weight="bold"/>
    </style:style>
    <style:style style:name="s6631ab2c6-style_190" style:family="text">
      <style:text-properties fo:font-family="'Arial'" fo:font-size="4.5pt" fo:font-weight="bold"/>
    </style:style>
    <style:style style:name="s6631ab2c6-style_191" style:family="text">
      <style:text-properties fo:font-family="'Arial'" fo:font-size="10.5pt" fo:font-weight="bold"/>
    </style:style>
    <style:style style:name="s6631ab2c6-style_192" style:family="text">
      <style:text-properties fo:font-family="'Arial'" fo:font-size="10.5pt" fo:font-weight="bold"/>
    </style:style>
    <style:style style:name="s6631ab2c6-style_193" style:family="text">
      <style:text-properties fo:font-family="'Arial'" fo:font-size="4.5pt" fo:font-weight="bold"/>
    </style:style>
    <style:style style:name="s6631ab2c6-style_194" style:family="text">
      <style:text-properties fo:font-family="'Arial'" fo:font-size="10.5pt" fo:font-weight="bold"/>
    </style:style>
    <style:style style:name="s6631ab2c6-style_195" style:family="text">
      <style:text-properties fo:font-family="'Arial'" fo:font-size="4.5pt" fo:font-weight="bold"/>
    </style:style>
    <style:style style:name="s6631ab2c6-style_196" style:family="text">
      <style:text-properties fo:font-family="'Arial'" fo:font-size="10.5pt" fo:font-weight="bold"/>
    </style:style>
    <style:style style:name="s6631ab2c6-style_197" style:family="text">
      <style:text-properties fo:font-family="'Arial'" fo:font-size="10.5pt" fo:font-weight="bold"/>
    </style:style>
    <style:style style:name="s6631ab2c6-style_198" style:family="text">
      <style:text-properties fo:font-family="'Arial'" fo:font-size="4.5pt" fo:font-weight="bold"/>
    </style:style>
    <style:style style:name="s6631ab2c6-style_199" style:family="text">
      <style:text-properties fo:font-family="'Arial'" fo:font-size="10.5pt" fo:font-weight="bold"/>
    </style:style>
    <style:style style:name="s6631ab2c6-style_200" style:family="text">
      <style:text-properties fo:font-family="'Arial'" fo:font-size="4.5pt" fo:font-weight="bold"/>
    </style:style>
    <style:style style:name="s6631ab2c6-style_201" style:family="text">
      <style:text-properties fo:font-family="'Arial'" fo:font-size="10.5pt" fo:font-weight="bold"/>
    </style:style>
    <style:style style:name="s6631ab2c6-style_202" style:family="paragraph">
      <style:paragraph-properties fo:padding-bottom="0pt" fo:padding-left="0pt" fo:padding-right="0pt" fo:padding-top="0pt"/>
    </style:style>
    <style:style style:name="s6631ab2c6-style_203" style:family="text"/>
  </office:automatic-styles>
  <office:body>
    <office:text text:use-soft-page-breaks="true">
      <table:table table:style-name="s6631ab2c6-style_2" xml:id="s6631ab2c6-table_3">
        <table:table-column table:number-columns-repeated="1"/>
        <table:table-row table:style-name="s6631ab2c6-style_4" xml:id="s6631ab2c6-table_3_0">
          <table:table-cell table:style-name="s6631ab2c6-style_5">
            <text:p text:style-name="s6631ab2c6-style_6"><text:span text:style-name="s6631ab2c6-style_7">PROGRAMACIÓ DIDÀCTICA GENERAL DE MÒDUL PROFESSIONAL</text:span></text:p>
          </table:table-cell>
        </table:table-row>
      </table:table>
      <table:table table:style-name="s6631ab2c6-style_8" xml:id="s6631ab2c6-table_9">
        <table:table-column table:number-columns-repeated="1"/>
        <table:table-row table:style-name="s6631ab2c6-style_10" xml:id="s6631ab2c6-table_9_0">
          <table:table-cell table:style-name="s6631ab2c6-style_11">
            <text:p text:style-name="s6631ab2c6-style_12"><text:span text:style-name="s6631ab2c6-style_13">Nom del Cicle Formatiu</text:span></text:p>
          </table:table-cell>
        </table:table-row>
        <table:table-row table:style-name="s6631ab2c6-style_14" xml:id="s6631ab2c6-table_9_1">
          <table:table-cell table:style-name="s6631ab2c6-style_15">
            <text:p text:style-name="s6631ab2c6-style_16"><text:span text:style-name="s6631ab2c6-style_17">CFPM Desenvolupament Web (LOE)</text:span></text:p>
          </table:table-cell>
        </table:table-row>
      </table:table>
      <table:table table:style-name="s6631ab2c6-style_18" xml:id="s6631ab2c6-table_19">
        <table:table-column table:number-columns-repeated="1"/>
        <table:table-row table:style-name="s6631ab2c6-style_20" xml:id="s6631ab2c6-table_19_0">
          <table:table-cell table:style-name="s6631ab2c6-style_21">
            <text:p text:style-name="s6631ab2c6-style_22"><text:span text:style-name="s6631ab2c6-style_23">Nom del mòdul professional</text:span></text:p>
          </table:table-cell>
        </table:table-row>
        <table:table-row table:style-name="s6631ab2c6-style_24" xml:id="s6631ab2c6-table_19_1">
          <table:table-cell table:style-name="s6631ab2c6-style_25">
            <text:p text:style-name="s6631ab2c6-style_26"><text:span text:style-name="s6631ab2c6-style_27">(DW10)M10. FOL</text:span></text:p>
          </table:table-cell>
        </table:table-row>
      </table:table>
      <table:table table:style-name="s6631ab2c6-style_28" xml:id="s6631ab2c6-table_29">
        <table:table-column table:number-columns-repeated="1"/>
        <table:table-row table:style-name="s6631ab2c6-style_30" xml:id="s6631ab2c6-table_29_0">
          <table:table-cell table:style-name="s6631ab2c6-style_31">
            <text:p text:style-name="s6631ab2c6-style_32"><text:span text:style-name="s6631ab2c6-style_33">Curs del cicle</text:span></text:p>
          </table:table-cell>
        </table:table-row>
        <table:table-row table:style-name="s6631ab2c6-style_34" xml:id="s6631ab2c6-table_29_1">
          <table:table-cell table:style-name="s6631ab2c6-style_35">
            <text:p text:style-name="s6631ab2c6-style_36"><text:span text:style-name="s6631ab2c6-style_37">Primer curs(UF1-UF2)</text:span></text:p>
          </table:table-cell>
        </table:table-row>
      </table:table>
      <table:table table:style-name="s6631ab2c6-style_38" xml:id="s6631ab2c6-table_39">
        <table:table-column table:number-columns-repeated="1"/>
        <table:table-row table:style-name="s6631ab2c6-style_40" xml:id="s6631ab2c6-table_39_0">
          <table:table-cell table:style-name="s6631ab2c6-style_41">
            <text:p text:style-name="s6631ab2c6-style_42"><text:span text:style-name="s6631ab2c6-style_43">Durada</text:span></text:p>
          </table:table-cell>
        </table:table-row>
        <table:table-row table:style-name="s6631ab2c6-style_44" xml:id="s6631ab2c6-table_39_1">
          <table:table-cell table:style-name="s6631ab2c6-style_45">
            <text:p text:style-name="s6631ab2c6-style_46"><text:span text:style-name="s6631ab2c6-style_47">40 hores + 5 lliure disposició</text:span></text:p>
          </table:table-cell>
        </table:table-row>
      </table:table>
      <table:table table:style-name="s6631ab2c6-style_48" xml:id="s6631ab2c6-table_49">
        <table:table-column table:number-columns-repeated="1"/>
        <table:table-row table:style-name="s6631ab2c6-style_50" xml:id="s6631ab2c6-table_49_0">
          <table:table-cell table:style-name="s6631ab2c6-style_51">
            <text:p text:style-name="s6631ab2c6-style_52"><text:span text:style-name="s6631ab2c6-style_53">Curs</text:span></text:p>
          </table:table-cell>
        </table:table-row>
        <table:table-row table:style-name="s6631ab2c6-style_54" xml:id="s6631ab2c6-table_49_1">
          <table:table-cell table:style-name="s6631ab2c6-style_55">
            <text:p text:style-name="s6631ab2c6-style_56"><text:span text:style-name="s6631ab2c6-style_57">2013/2014</text:span></text:p>
          </table:table-cell>
        </table:table-row>
      </table:table>
      <text:p text:style-name="s6631ab2c6-style_58"><text:span text:style-name="s6631ab2c6-style_59">1. GESTIÓ DE LA PROGRAMACIÓ</text:span></text:p>
      <table:table table:style-name="s6631ab2c6-style_60" xml:id="s6631ab2c6-table_61">
        <table:table-column table:number-columns-repeated="4"/>
        <table:table-row table:style-name="s6631ab2c6-style_62" xml:id="s6631ab2c6-table_61_0">
          <table:table-cell table:style-name="s6631ab2c6-style_63">
            <text:p text:style-name="s6631ab2c6-style_64"><text:span text:style-name="s6631ab2c6-style_65"/></text:p>
          </table:table-cell>
          <table:table-cell table:style-name="s6631ab2c6-style_66">
            <text:p text:style-name="s6631ab2c6-style_67"><text:span text:style-name="s6631ab2c6-style_68">Realitzat per: </text:span></text:p>
          </table:table-cell>
          <table:table-cell table:style-name="s6631ab2c6-style_69">
            <text:p text:style-name="s6631ab2c6-style_70"><text:span text:style-name="s6631ab2c6-style_71">Revisat per: </text:span></text:p>
          </table:table-cell>
          <table:table-cell table:style-name="s6631ab2c6-style_72">
            <text:p text:style-name="s6631ab2c6-style_73"><text:span text:style-name="s6631ab2c6-style_74">Aprovat per: </text:span></text:p>
          </table:table-cell>
        </table:table-row>
        <table:table-row table:style-name="s6631ab2c6-style_75" xml:id="s6631ab2c6-table_61_1">
          <table:table-cell table:style-name="s6631ab2c6-style_76">
            <text:p text:style-name="s6631ab2c6-style_77"><text:span text:style-name="s6631ab2c6-style_78">Nom i cognoms</text:span></text:p>
          </table:table-cell>
          <table:table-cell table:style-name="s6631ab2c6-style_79">
            <text:p text:style-name="s6631ab2c6-style_80"><text:span text:style-name="s6631ab2c6-style_81">Steve Stifler</text:span></text:p>
          </table:table-cell>
          <table:table-cell table:style-name="s6631ab2c6-style_82">
            <text:p text:style-name="s6631ab2c6-style_83"><text:span text:style-name="s6631ab2c6-style_84"/></text:p>
          </table:table-cell>
          <table:table-cell table:style-name="s6631ab2c6-style_85">
            <text:p text:style-name="s6631ab2c6-style_86"><text:span text:style-name="s6631ab2c6-style_87"/></text:p>
          </table:table-cell>
        </table:table-row>
        <table:table-row table:style-name="s6631ab2c6-style_88" xml:id="s6631ab2c6-table_61_2">
          <table:table-cell table:style-name="s6631ab2c6-style_89">
            <text:p text:style-name="s6631ab2c6-style_90"><text:span text:style-name="s6631ab2c6-style_91">Càrrec</text:span></text:p>
          </table:table-cell>
          <table:table-cell table:style-name="s6631ab2c6-style_92">
            <text:p text:style-name="s6631ab2c6-style_93"><text:span text:style-name="s6631ab2c6-style_94"/></text:p>
          </table:table-cell>
          <table:table-cell table:style-name="s6631ab2c6-style_95">
            <text:p text:style-name="s6631ab2c6-style_96"><text:span text:style-name="s6631ab2c6-style_97"/></text:p>
          </table:table-cell>
          <table:table-cell table:style-name="s6631ab2c6-style_98">
            <text:p text:style-name="s6631ab2c6-style_99"><text:span text:style-name="s6631ab2c6-style_100"/></text:p>
          </table:table-cell>
        </table:table-row>
        <table:table-row table:style-name="s6631ab2c6-style_101" xml:id="s6631ab2c6-table_61_3">
          <table:table-cell table:style-name="s6631ab2c6-style_102">
            <text:p text:style-name="s6631ab2c6-style_103"><text:span text:style-name="s6631ab2c6-style_104">Data</text:span></text:p>
          </table:table-cell>
          <table:table-cell table:style-name="s6631ab2c6-style_105">
            <text:p text:style-name="s6631ab2c6-style_106"><text:span text:style-name="s6631ab2c6-style_107">2016-05-19</text:span></text:p>
          </table:table-cell>
          <table:table-cell table:style-name="s6631ab2c6-style_108">
            <text:p text:style-name="s6631ab2c6-style_109"><text:span text:style-name="s6631ab2c6-style_110"/></text:p>
          </table:table-cell>
          <table:table-cell table:style-name="s6631ab2c6-style_111">
            <text:p text:style-name="s6631ab2c6-style_112"><text:span text:style-name="s6631ab2c6-style_113"/></text:p>
          </table:table-cell>
        </table:table-row>
        <table:table-row table:style-name="s6631ab2c6-style_114" xml:id="s6631ab2c6-table_61_4">
          <table:table-cell table:style-name="s6631ab2c6-style_115">
            <text:p text:style-name="s6631ab2c6-style_116"><text:span text:style-name="s6631ab2c6-style_117">Signatura</text:span></text:p>
          </table:table-cell>
          <table:table-cell table:style-name="s6631ab2c6-style_118" table:number-rows-spanned="3"/>
          <table:table-cell table:style-name="s6631ab2c6-style_119" table:number-rows-spanned="3"/>
          <table:table-cell table:style-name="s6631ab2c6-style_120" table:number-rows-spanned="3"/>
        </table:table-row>
      </table:table>
      <table:table table:style-name="s6631ab2c6-style_121" xml:id="s6631ab2c6-table_122">
        <table:table-column table:number-columns-repeated="4"/>
        <table:table-row table:style-name="s6631ab2c6-style_123" xml:id="s6631ab2c6-table_122_0">
          <table:table-cell table:style-name="s6631ab2c6-style_124" table:number-columns-spanned="4">
            <text:p text:style-name="s6631ab2c6-style_125"><text:span text:style-name="s6631ab2c6-style_126">Llistat de les modificacions</text:span></text:p>
          </table:table-cell>
          <table:covered-table-cell/>
          <table:covered-table-cell/>
          <table:covered-table-cell/>
        </table:table-row>
        <table:table-row table:style-name="s6631ab2c6-style_127" xml:id="s6631ab2c6-table_122_1">
          <table:table-cell table:style-name="s6631ab2c6-style_128">
            <text:p text:style-name="s6631ab2c6-style_129"><text:span text:style-name="s6631ab2c6-style_130">Versió</text:span></text:p>
          </table:table-cell>
          <table:table-cell table:style-name="s6631ab2c6-style_131">
            <text:p text:style-name="s6631ab2c6-style_132"><text:span text:style-name="s6631ab2c6-style_133">Revisió</text:span></text:p>
          </table:table-cell>
          <table:table-cell table:style-name="s6631ab2c6-style_134">
            <text:p text:style-name="s6631ab2c6-style_135"><text:span text:style-name="s6631ab2c6-style_136">Descripció de la modificació</text:span></text:p>
          </table:table-cell>
          <table:table-cell table:style-name="s6631ab2c6-style_137">
            <text:p text:style-name="s6631ab2c6-style_138"><text:span text:style-name="s6631ab2c6-style_139">Aprovació</text:span></text:p>
          </table:table-cell>
        </table:table-row>
      </table:table>
      <text:p text:style-name="s6631ab2c6-style_140"><text:span text:style-name="s6631ab2c6-style_141">3. RELACIÓ D'UNITATS FORMATIVES</text:span></text:p>
      <table:table table:style-name="s6631ab2c6-style_142" xml:id="s6631ab2c6-table_143">
        <table:table-column table:number-columns-repeated="3"/>
        <table:table-row table:style-name="s6631ab2c6-style_144" xml:id="s6631ab2c6-table_143_0">
          <table:table-cell table:style-name="s6631ab2c6-style_145" table:number-columns-spanned="3">
            <text:p text:style-name="s6631ab2c6-style_146"><text:span text:style-name="s6631ab2c6-style_147">Relació d'unitats formatives</text:span></text:p>
          </table:table-cell>
          <table:covered-table-cell/>
          <table:covered-table-cell/>
        </table:table-row>
        <table:table-row table:style-name="s6631ab2c6-style_148" xml:id="s6631ab2c6-table_143_1">
          <table:table-cell table:style-name="s6631ab2c6-style_149" table:number-columns-spanned="3">
            <text:p text:style-name="s6631ab2c6-style_150"><text:span text:style-name="s6631ab2c6-style_151">Nom de la Unitat formativa</text:span></text:p>
          </table:table-cell>
          <table:covered-table-cell/>
          <table:covered-table-cell/>
        </table:table-row>
        <table:table-row table:style-name="s6631ab2c6-style_152" xml:id="s6631ab2c6-table_143_2">
          <table:table-cell table:style-name="s6631ab2c6-style_153">
            <text:p text:style-name="s6631ab2c6-style_154"><text:span text:style-name="s6631ab2c6-style_155">UF1. Incorporació al treball</text:span></text:p>
          </table:table-cell>
          <table:table-cell table:style-name="s6631ab2c6-style_156">
            <text:p text:style-name="s6631ab2c6-style_157"><text:span text:style-name="s6631ab2c6-style_158">10+</text:span></text:p>
          </table:table-cell>
          <table:table-cell table:style-name="s6631ab2c6-style_159">
            <text:p text:style-name="s6631ab2c6-style_160"><text:span text:style-name="s6631ab2c6-style_161">10</text:span></text:p>
          </table:table-cell>
        </table:table-row>
        <table:table-row table:style-name="s6631ab2c6-style_162" xml:id="s6631ab2c6-table_143_3">
          <table:table-cell table:style-name="s6631ab2c6-style_163">
            <text:p text:style-name="s6631ab2c6-style_164"><text:span text:style-name="s6631ab2c6-style_165">UF2. Prevenció de riscos laborals</text:span></text:p>
          </table:table-cell>
          <table:table-cell table:style-name="s6631ab2c6-style_166">
            <text:p text:style-name="s6631ab2c6-style_167"><text:span text:style-name="s6631ab2c6-style_168">10+</text:span></text:p>
          </table:table-cell>
          <table:table-cell table:style-name="s6631ab2c6-style_169">
            <text:p text:style-name="s6631ab2c6-style_170"><text:span text:style-name="s6631ab2c6-style_171">10</text:span></text:p>
          </table:table-cell>
        </table:table-row>
        <table:table-row table:style-name="s6631ab2c6-style_172" xml:id="s6631ab2c6-table_143_4">
          <table:table-cell table:style-name="s6631ab2c6-style_173"/>
          <table:table-cell table:style-name="s6631ab2c6-style_174">
            <text:p text:style-name="s6631ab2c6-style_175"><text:span text:style-name="s6631ab2c6-style_176">Totals</text:span></text:p>
          </table:table-cell>
          <table:table-cell table:style-name="s6631ab2c6-style_177">
            <text:p text:style-name="s6631ab2c6-style_178"><text:span text:style-name="s6631ab2c6-style_179">20h</text:span></text:p>
          </table:table-cell>
        </table:table-row>
      </table:table>
      <text:p text:style-name="s6631ab2c6-style_180"><text:span text:style-name="s6631ab2c6-style_181">5. AVALUACIÓ/QUALIFICACIÓ/RECUPERACIÓ DEL MP<text:line-break/></text:span></text:p>
      <text:p text:style-name="s6631ab2c6-style_182"><text:span text:style-name="s6631ab2c6-style_183">Per superar el mòdul professional cal superar independentment les/la 2 UUFF. La qualificació del mòdul professional s'obté segons la següent ponderació:<text:line-break/></text:span></text:p>
      <table:table table:style-name="s6631ab2c6-style_184" xml:id="s6631ab2c6-table_185">
        <table:table-column table:number-columns-repeated="1"/>
        <table:table-row table:style-name="s6631ab2c6-style_186" xml:id="s6631ab2c6-table_185_0">
          <table:table-cell table:style-name="s6631ab2c6-style_187">
            <text:p text:style-name="s6631ab2c6-style_188"><text:span text:style-name="s6631ab2c6-style_189">Q</text:span><text:span text:style-name="s6631ab2c6-style_190">MP</text:span><text:span text:style-name="s6631ab2c6-style_191"> = (</text:span><text:span text:style-name="s6631ab2c6-style_192">h</text:span><text:span text:style-name="s6631ab2c6-style_193">UF1</text:span><text:span text:style-name="s6631ab2c6-style_194">*Q</text:span><text:span text:style-name="s6631ab2c6-style_195">UF1</text:span><text:span text:style-name="s6631ab2c6-style_196"> + </text:span><text:span text:style-name="s6631ab2c6-style_197">h</text:span><text:span text:style-name="s6631ab2c6-style_198">UF2</text:span><text:span text:style-name="s6631ab2c6-style_199">*Q</text:span><text:span text:style-name="s6631ab2c6-style_200">UF2</text:span><text:span text:style-name="s6631ab2c6-style_201">)/Hores totals MP</text:span></text:p>
          </table:table-cell>
        </table:table-row>
      </table:table>
      <text:p text:style-name="s6631ab2c6-style_202"><text:line-break/><text:span text:style-name="s6631ab2c6-style_203">Si un alumne no supera qualsevol UF (nota inferior a 5) haurà de presentar-se a una prova extraordinària de recuperació que constarà d'un examen de tots els continguts impartits en aquella UF.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	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layout_01">
      <style:page-layout-properties fo:page-width="21cm" fo:page-height="29.7cm" style:print-orientation="portrait" fo:margin-top="63.75pt" fo:margin-left="56.25pt" fo:margin-bottom="63.75pt" fo:margin-right="56.25pt" style:num-format="1" style:writing-mode="lr-tb">
        <style:footnote-sep style:width="0.0035in" style:rel-width="33%" style:color="#000000" style:line-style="solid" style:adjustment="left" style:distance-after-sep="0.25cm" style:distance-before-sep="0.25cm"/>
      </style:page-layout-properties>
    </style:page-layout>
  </office:automatic-styles>
  <office:master-styles>
    <style:master-page style:name="master_01" style:page-layout-name="layout_0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HTML52PDF</meta:generator>
    <dc:title/>
    <dc:description/>
    <dc:subject/>
    <meta:initial-creator>HTML52PDF</meta:initial-creator>
    <dc:creator>HTML52PDF</dc:creator>
    <meta:creation-date>2014-05-05T10:12:00Z</meta:creation-date>
    <dc:date>2014-05-05T10:12:00Z</dc:date>
    <meta:template xlink:href="Normal.dotm" xlink:type="simple"/>
    <meta:document-statistic/>
  </office:meta>
</office:document-meta>
</file>